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404cm" fo:margin-left="-0.206cm" fo:margin-top="0cm" fo:margin-bottom="0cm" table:align="left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4.8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811cm" fo:keep-together="auto"/>
    </style:style>
    <style:style style:name="P1" style:family="paragraph" style:parent-style-name="Standard">
      <style:text-properties style:font-name="Comic Sans MS" style:font-name-asian="Comic Sans MS1" style:font-name-complex="Comic Sans MS1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mic Sans MS" style:font-name-asian="Comic Sans MS1" style:font-name-complex="Comic Sans MS1"/>
    </style:style>
    <style:style style:name="P5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</style:style>
    <style:style style:name="P6" style:family="paragraph" style:parent-style-name="Standard">
      <style:paragraph-properties fo:margin-left="2.54cm" fo:margin-right="0cm" fo:line-height="100%" fo:orphans="0" fo:widows="0" fo:text-indent="-0.635cm" style:auto-text-indent="false"/>
    </style:style>
    <style:style style:name="P7" style:family="paragraph" style:parent-style-name="Standard" style:list-style-name="WWNum1">
      <style:paragraph-properties fo:margin-left="2.54cm" fo:margin-right="0cm" fo:line-height="100%" fo:orphans="0" fo:widows="0" fo:text-indent="-0.635cm" style:auto-text-indent="false"/>
    </style:style>
    <style:style style:name="P8" style:family="paragraph" style:parent-style-name="Standard">
      <style:paragraph-properties fo:margin-left="2.54cm" fo:margin-right="0cm" fo:line-height="100%" fo:orphans="0" fo:widows="0" fo:text-indent="-0.635cm" style:auto-text-indent="false"/>
      <style:text-properties fo:background-color="transparent"/>
    </style:style>
    <style:style style:name="P9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10" style:family="paragraph" style:parent-style-name="Standard" style:master-page-name="Standard">
      <style:paragraph-properties style:page-number="1"/>
      <style:text-properties officeooo:rsid="001d50f1" officeooo:paragraph-rsid="001d50f1"/>
    </style:style>
    <style:style style:name="T1" style:family="text">
      <style:text-properties style:font-name="Comic Sans MS" fo:font-size="18pt" fo:font-weight="bold" style:font-name-asian="Comic Sans MS1" style:font-size-asian="18pt" style:font-weight-asian="bold" style:font-name-complex="Comic Sans MS1" style:font-size-complex="18pt"/>
    </style:style>
    <style:style style:name="T2" style:family="text">
      <style:text-properties style:font-name="Comic Sans MS" fo:font-size="18pt" fo:font-weight="bold" officeooo:rsid="001d50f1" style:font-name-asian="Comic Sans MS1" style:font-size-asian="18pt" style:font-weight-asian="bold" style:font-name-complex="Comic Sans MS1" style:font-size-complex="18pt"/>
    </style:style>
    <style:style style:name="T3" style:family="text">
      <style:text-properties style:font-name="Comic Sans MS" fo:font-size="18pt" style:font-name-asian="Comic Sans MS1" style:font-size-asian="18pt" style:font-name-complex="Comic Sans MS1" style:font-size-complex="18pt"/>
    </style:style>
    <style:style style:name="T4" style:family="text">
      <style:text-properties style:font-name="Comic Sans MS" style:font-name-asian="Comic Sans MS1" style:font-name-complex="Comic Sans MS1"/>
    </style:style>
    <style:style style:name="T5" style:family="text">
      <style:text-properties style:font-name="Comic Sans MS" fo:font-size="16pt" fo:font-weight="bold" style:font-name-asian="Comic Sans MS1" style:font-size-asian="16pt" style:font-weight-asian="bold" style:font-name-complex="Comic Sans MS1" style:font-size-complex="16pt"/>
    </style:style>
    <style:style style:name="T6" style:family="text">
      <style:text-properties style:font-name="Comic Sans MS" fo:font-size="14pt" fo:background-color="#fffeec" loext:char-shading-value="0" style:font-name-asian="Comic Sans MS1" style:font-size-asian="14pt" style:font-name-complex="Comic Sans MS1" style:font-size-complex="14pt"/>
    </style:style>
    <style:style style:name="T7" style:family="text">
      <style:text-properties style:font-name="Comic Sans MS" fo:font-size="14pt" style:font-name-asian="Comic Sans MS1" style:font-size-asian="14pt" style:font-name-complex="Comic Sans MS1" style:font-size-complex="14pt"/>
    </style:style>
    <style:style style:name="T8" style:family="text">
      <style:text-properties style:font-name="Comic Sans MS" fo:font-size="14pt" style:font-name-asian="Comic Sans MS1" style:font-size-asian="14pt" style:font-name-complex="Comic Sans MS1" style:font-size-complex="14pt"/>
    </style:style>
    <style:style style:name="T9" style:family="text">
      <style:text-properties style:font-name="Verdana" fo:font-size="14pt" fo:background-color="#fffeec" loext:char-shading-value="0" style:font-name-asian="Verdana1" style:font-size-asian="14pt" style:font-name-complex="Verdana1" style:font-size-complex="14pt"/>
    </style:style>
    <style:style style:name="T10" style:family="text">
      <style:text-properties style:font-name="Verdana" fo:font-size="14pt" style:font-name-asian="Verdana1" style:font-size-asian="14pt" style:font-name-complex="Verdana1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Mrunal H.Patadia</text:span></text:p>
      <text:p text:style-name="Standard"><text:span text:style-name="T1">Daily Report [9/</text:span><text:span text:style-name="T2">1/</text:span><text:span text:style-name="T1">2019]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No</text:span></text:p>
          </table:table-cell>
          <table:table-cell table:style-name="Table1.A1" office:value-type="string">
            <text:p text:style-name="P2"><text:span text:style-name="T1">Topic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1">1</text:span></text:p>
          </table:table-cell>
          <table:table-cell table:style-name="Table1.A1" office:value-type="string">
            <text:p text:style-name="P2"><text:span text:style-name="T1">Linux Essential <text:s text:c="31"/></text:span></text:p>
            <text:p text:style-name="P2"><text:span text:style-name="T4"><text:s text:c="6"/></text:span></text:p>
            <text:list xml:id="list1601291917" text:style-name="WWNum1">
              <text:list-item>
                <text:p text:style-name="P5"><text:span text:style-name="T5">Learning The Shell</text:span></text:p>
              </text:list-item>
            </text:list>
            <text:p text:style-name="P8"><text:span text:style-name="T7">What Is "The Shell"?</text:span></text:p>
            <text:p text:style-name="P6"><text:span text:style-name="T7">Navigation</text:span></text:p>
            <text:p text:style-name="P6"><text:span text:style-name="T7">Looking Around</text:span></text:p>
            <text:p text:style-name="P6"><text:span text:style-name="T7">A Guided Tour</text:span></text:p>
            <text:p text:style-name="P6"><text:span text:style-name="T7">Manipulating Files</text:span></text:p>
            <text:p text:style-name="P6"><text:span text:style-name="T7">Working With Commands</text:span></text:p>
            <text:p text:style-name="P6"><text:span text:style-name="T7">I/O Redirection</text:span></text:p>
            <text:p text:style-name="P6"><text:span text:style-name="T7">Expansion</text:span></text:p>
            <text:p text:style-name="P6"><text:span text:style-name="T7">Permissions</text:span></text:p>
            <text:p text:style-name="P6"><text:span text:style-name="T7">Job Control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6pt" style:text-underline-style="none" fo:font-weight="bold"/>
    </style:style>
    <style:style style:name="ListLabel_20_2" style:display-name="ListLabel 2" style:family="text">
      <style:text-properties style:font-name="Verdana" fo:font-family="Verdana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8:38:16.427935901</dc:date>
    <meta:editing-duration>PT2M3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8" meta:word-count="35" meta:character-count="262" meta:non-whitespace-character-count="207"/>
  </office:meta>
</office:document-meta>
</file>